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style:font-size-complex="18pt"/>
    </style:style>
    <style:style style:name="T1" style:family="text">
      <style:text-properties style:font-name="Comic Sans M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5.8cm" svg:height="8.4cm" svg:x="1.8cm" svg:y="1.5cm">
          <text:p text:style-name="P1"><text:span text:style-name="T1">Haskell</text:span><text:span text:style-name="T1">プログラム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8cm" svg:height="7.2cm" svg:x="1.8cm" svg:y="12.2cm">
          <text:p text:style-name="P1"><text:span text:style-name="T1">メモリ空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9.3cm" svg:height="2.1cm" svg:x="3.9cm" svg:y="6.5cm">
          <text:p text:style-name="P1"><text:span text:style-name="T1">peek :: Ptr a -&gt; IO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10.7cm" svg:height="2.1cm" svg:x="15.6cm" svg:y="6.5cm">
          <text:p text:style-name="P1"><text:span text:style-name="T1">poke :: Ptr a -&gt; a -&gt; IO 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4.2cm" svg:x="17.7cm" svg:y="2.6cm">
          <text:p text:style-name="P1"><text:span text:style-name="T1">Int</text:span><text:span text:style-name="T1">の値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4" draw:id="id4" draw:layer="layout" svg:width="8.7cm" svg:height="2.1cm" svg:x="4.9cm" svg:y="11.2cm">
          <text:p text:style-name="P1"><text:span text:style-name="T1">ポインタ</text:span><text:span text:style-name="T1">A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7cm" svg:height="4.2cm" svg:x="5.3cm" svg:y="2.6cm">
          <text:p text:style-name="P1"><text:span text:style-name="T1">Int</text:span><text:span text:style-name="T1">の値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xml:id="id2" draw:id="id2" draw:layer="layout" svg:width="8.5cm" svg:height="2.1cm" svg:x="15.9cm" svg:y="11.2cm">
          <text:p text:style-name="P1"><text:span text:style-name="T1">ポインタ</text:span><text:span text:style-name="T1">B :: Ptr 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9cm" svg:height="2.4cm" svg:x="11.8cm" svg:y="15.2cm">
          <text:p text:style-name="P1"><text:span text:style-name="T1">メモリ領域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0.95cm" svg:y1="8.6cm" svg:x2="20.15cm" svg:y2="11.2cm" draw:start-shape="id1" draw:end-shape="id2" svg:d="m20950 8600c0 1951-800 652-800 2600" svg:viewBox="0 0 801 2601">
          <text:p/>
        </draw:connector>
        <draw:connector draw:style-name="gr4" draw:text-style-name="P1" draw:layer="layout" draw:type="curve" svg:x1="20.15cm" svg:y1="13.3cm" svg:x2="17.7cm" svg:y2="16.4cm" draw:start-shape="id2" draw:start-glue-point="2" draw:end-shape="id3" draw:end-glue-point="1" svg:d="m20150 13300c0 2067-816 3100-2450 3100" svg:viewBox="0 0 2451 3101">
          <text:p/>
        </draw:connector>
        <draw:connector draw:style-name="gr4" draw:text-style-name="P1" draw:layer="layout" draw:type="curve" svg:x1="11.8cm" svg:y1="16.4cm" svg:x2="9.25cm" svg:y2="13.3cm" draw:start-shape="id3" draw:start-glue-point="3" draw:end-shape="id4" svg:d="m11800 16400c-1700 0-2550-1033-2550-3100" svg:viewBox="0 0 2551 3101">
          <text:p/>
        </draw:connector>
        <draw:connector draw:style-name="gr4" draw:text-style-name="P1" draw:layer="layout" draw:type="curve" svg:x1="9.25cm" svg:y1="11.2cm" svg:x2="8.55cm" svg:y2="8.6cm" draw:start-shape="id4" draw:end-shape="id5" draw:end-glue-point="2" svg:d="m9250 11200c0-1948-700-649-700-2600" svg:viewBox="0 0 701 2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ja" style:country-asian="JP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2pt" fo:font-style="normal" fo:text-shadow="none" style:text-underline-style="none" fo:font-weight="normal" style:letter-kerning="true" style:font-size-asian="22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31T15:13:02.453828562</meta:creation-date>
    <dc:date>2013-08-01T16:33:44.496588317</dc:date>
    <dc:creator>Okabe Kiwamu</dc:creator>
    <meta:editing-duration>PT48M49S</meta:editing-duration>
    <meta:editing-cycles>68</meta:editing-cycles>
    <meta:generator>LibreOffice/4.1.0.4$Linux_X86_64 LibreOffice_project/410m0$Build-4</meta:generator>
    <meta:document-statistic meta:object-count="13"/>
  </office:meta>
</office:document-meta>
</file>